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40000023358C4C61C.png" manifest:media-type="image/png"/>
  <manifest:file-entry manifest:full-path="Pictures/10000001000003FD0000043868950EB1.png" manifest:media-type="image/png"/>
  <manifest:file-entry manifest:full-path="Pictures/10000001000003FD0000043870D18029.png" manifest:media-type="image/png"/>
  <manifest:file-entry manifest:full-path="Pictures/100000010000034600000300E6AD8D1C.png" manifest:media-type="image/png"/>
  <manifest:file-entry manifest:full-path="Pictures/10000001000003FD000004382F291CAD.png" manifest:media-type="image/png"/>
  <manifest:file-entry manifest:full-path="Pictures/1000000100000345000002445503327D.png" manifest:media-type="image/png"/>
  <manifest:file-entry manifest:full-path="Pictures/10000001000003FD0000043899D0D0E8.png" manifest:media-type="image/png"/>
  <manifest:file-entry manifest:full-path="Pictures/10000001000003FD00000438422165EA.png" manifest:media-type="image/png"/>
  <manifest:file-entry manifest:full-path="Pictures/10000001000003460000030020F29B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c257" officeooo:paragraph-rsid="0004c25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4c257" officeooo:paragraph-rsid="0004c257"/>
    </style:style>
    <style:style style:name="P3" style:family="paragraph" style:parent-style-name="Standard">
      <style:text-properties officeooo:paragraph-rsid="000648df"/>
    </style:style>
    <style:style style:name="P4" style:family="paragraph" style:parent-style-name="Standard">
      <style:text-properties officeooo:rsid="000648df" officeooo:paragraph-rsid="000648df"/>
    </style:style>
    <style:style style:name="P5" style:family="paragraph" style:parent-style-name="Standard">
      <style:text-properties fo:font-size="12pt" officeooo:rsid="000648df" officeooo:paragraph-rsid="000648df" style:font-size-asian="10.5pt" style:font-size-complex="12pt"/>
    </style:style>
    <style:style style:name="P6" style:family="paragraph" style:parent-style-name="Standard">
      <style:text-properties fo:font-size="12pt" fo:font-weight="normal" officeooo:rsid="000648df" officeooo:paragraph-rsid="000648d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648df" officeooo:paragraph-rsid="00075d9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648df" officeooo:paragraph-rsid="0007fcb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648df" officeooo:paragraph-rsid="000bd73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bold" officeooo:rsid="000bd732" officeooo:paragraph-rsid="000bd73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bold" officeooo:rsid="000bd732" officeooo:paragraph-rsid="000bd732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0bd732" officeooo:paragraph-rsid="000bd73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4pt" fo:font-weight="bold" officeooo:rsid="000648df" officeooo:paragraph-rsid="000bd73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bold" officeooo:rsid="000648df" officeooo:paragraph-rsid="000bd732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648df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officeooo:rsid="00075d99" style:font-size-asian="14pt" style:font-weight-asian="bold" style:font-size-complex="14pt" style:font-weight-complex="bold"/>
    </style:style>
    <style:style style:name="T5" style:family="text">
      <style:text-properties fo:font-weight="bold" officeooo:rsid="00075d99" style:font-weight-asian="bold" style:font-weight-complex="bold"/>
    </style:style>
    <style:style style:name="T6" style:family="text">
      <style:text-properties officeooo:rsid="00075d99"/>
    </style:style>
    <style:style style:name="T7" style:family="text">
      <style:text-properties officeooo:rsid="000d86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5.05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2)</text:p>
      <text:p text:style-name="P2"/>
      <text:p text:style-name="P2">&lt;!DOCTYPE html&gt;</text:p>
      <text:p text:style-name="P2">&lt;html&gt;</text:p>
      <text:p text:style-name="P2">&lt;title&gt;Sample html code for MCA New Sem -i-2024- July&lt;/title&gt;</text:p>
      <text:p text:style-name="P2">&lt;body bgcolor="blue"&gt;</text:p>
      <text:p text:style-name="P2"><text:s text:c="4"/>&lt;p&gt;usage of "pre" tag&lt;/p&gt;</text:p>
      <text:p text:style-name="P2"><text:s text:c="4"/>&lt;p&gt;</text:p>
      <text:p text:style-name="P2"><text:s text:c="8"/>I am a girl.</text:p>
      <text:p text:style-name="P2"><text:s text:c="8"/>I am a boy. This and the previous sentence are displayed side by side in the same line in the web page.</text:p>
      <text:p text:style-name="P2"><text:s text:c="4"/>&lt;pre&gt;</text:p>
      <text:p text:style-name="P2"><text:s text:c="6"/>I am a girl</text:p>
      <text:p text:style-name="P2"><text:s text:c="6"/>I am a boy.</text:p>
      <text:p text:style-name="P2"><text:s text:c="6"/>That is a toy.</text:p>
      <text:p text:style-name="P2"><text:s text:c="6"/>This is a plate</text:p>
      <text:p text:style-name="P2"><text:s text:c="6"/>In the web page this and the above four lines are displayed in the typed format.</text:p>
      <text:p text:style-name="P2"><text:s text:c="4"/>&lt;/pre&gt;</text:p>
      <text:p text:style-name="P2"><text:s text:c="4"/>&lt;/p&gt;</text:p>
      <text:p text:style-name="P2"><text:s text:c="4"/>&lt;p&gt;heading with different sizes- relative size of H1,H2,H3,H4,H5 and H6&lt;/p&gt;</text:p>
      <text:p text:style-name="P2"><text:s text:c="4"/>&lt;h1&gt;Iam H1&lt;/h1&gt;</text:p>
      <text:p text:style-name="P2"><text:s text:c="4"/>&lt;p&gt;</text:p>
      <text:p text:style-name="P2"><text:s text:c="4"/>&lt;h2&gt;Iam H2&lt;/h2&gt;</text:p>
      <text:p text:style-name="P2"><text:s text:c="4"/>&lt;/p&gt;</text:p>
      <text:p text:style-name="P2"><text:s text:c="4"/>&lt;p&gt;</text:p>
      <text:p text:style-name="P2"><text:s text:c="4"/>&lt;h3&gt;Iam H3&lt;/h3&gt;</text:p>
      <text:p text:style-name="P2"><text:s text:c="4"/>&lt;/p&gt;</text:p>
      <text:p text:style-name="P2"><text:s text:c="4"/>&lt;p&gt;</text:p>
      <text:p text:style-name="P2"><text:s text:c="4"/>&lt;h4&gt;Iam H4&lt;/h4&gt;</text:p>
      <text:p text:style-name="P2"><text:s text:c="4"/>&lt;/p&gt;</text:p>
      <text:p text:style-name="P2"><text:s text:c="4"/>&lt;p&gt;</text:p>
      <text:p text:style-name="P2"><text:s text:c="4"/>&lt;h5&gt;Iam H5&lt;/h5&gt;</text:p>
      <text:p text:style-name="P2"><text:s text:c="4"/>&lt;/p&gt;</text:p>
      <text:p text:style-name="P2"><text:s text:c="4"/>&lt;p&gt;</text:p>
      <text:p text:style-name="P2"><text:s text:c="4"/>&lt;h6&gt;Iam H6&lt;/h6&gt;</text:p>
      <text:p text:style-name="P2"><text:s text:c="4"/>&lt;/p&gt;</text:p>
      <text:p text:style-name="P2"><text:s text:c="4"/>&lt;p&gt;&lt;b&gt;This line is in BOLD&lt;/b&gt;&lt;/p&gt;</text:p>
      <text:p text:style-name="P2"><text:s text:c="4"/>&lt;p&gt;&lt;i&gt;This line is in italics&lt;/i&gt;&lt;/p&gt;</text:p>
      <text:p text:style-name="P2"><text:s text:c="4"/>&lt;p&gt;&lt;u&gt;This line is Underlined&lt;/u&gt;&lt;/p&gt;</text:p>
      <text:p text:style-name="P2"><text:s text:c="4"/>&lt;p&gt;In this sentence the word &lt;s&gt;Table&lt;/s&gt; is in strikethrough format&lt;/p&gt;</text:p>
      <text:p text:style-name="P2"><text:s text:c="4"/>&lt;p&gt;Bulleted default list follows&lt;/p&gt;</text:p>
      <text:p text:style-name="P2"><text:s text:c="4"/>&lt;ul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disc&lt;/p&gt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 text:c="4"/>&lt;ul style="list-style-type:disc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circle&lt;/p&gt;</text:p>
      <text:p text:style-name="P2"><text:s text:c="4"/>&lt;ul style="list-style-type:circl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without the bullet&lt;/p&gt;</text:p>
      <text:p text:style-name="P2"><text:s text:c="4"/>&lt;ul style="list-style-type:non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numbered list follows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smal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Capita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smal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Capita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arabic numeral 1; this the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1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combined use of blockquote and pre tags&lt;/p&gt;</text:p>
      <text:p text:style-name="P2"><text:s text:c="4"/>&lt;blockquote&gt;</text:p>
      <text:p text:style-name="P2"><text:s text:c="8"/>&lt;pre&gt;</text:p>
      <text:p text:style-name="P2">Boy! Lucius! Fast asleep?</text:p>
      <text:p text:style-name="P2">It is no matter,</text:p>
      <text:p text:style-name="P2">Enjoy the honey-heavy dew of slumber.</text:p>
      <text:p text:style-name="P2">Thou hast no figures nor no fantasies,</text:p>
      <text:p text:style-name="P2">Which busy care draws in the brains of men;</text:p>
      <text:p text:style-name="P2">Therefore thou sleep'st so sound</text:p>
      <text:p text:style-name="P2"><text:tab/>[by William Shakespeare in Julius Caesar]</text:p>
      <text:p text:style-name="P2"><text:s text:c="4"/>&lt;/pre&gt;</text:p>
      <text:p text:style-name="P2"><text:s text:c="4"/>&lt;/blockquote&gt;</text:p>
      <text:p text:style-name="P2"><text:s text:c="4"/>&lt;p&gt;address tag displays text in italics&lt;/p&gt;</text:p>
      <text:p text:style-name="P2"><text:s text:c="4"/>&lt;address&gt;</text:p>
      <text:p text:style-name="P2"><text:s text:c="8"/>&lt;pre&gt;</text:p>
      <text:p text:style-name="P2">Name</text:p>
      <text:p text:style-name="P2">Address line 1</text:p>
      <text:p text:style-name="P2">Address line 2</text:p>
      <text:p text:style-name="P2">State</text:p>
      <text:p text:style-name="P2">Pincode</text:p>
      <text:p text:style-name="P2"><text:s text:c="4"/>&lt;/pre&gt;</text:p>
      <text:p text:style-name="P2"><text:s text:c="4"/>&lt;/address&gt;</text:p>
      <text:p text:style-name="P2"><text:s text:c="4"/></text:p>
      <text:p text:style-name="P2"/>
      <text:p text:style-name="P2"/>
      <text:p text:style-name="P2"/>
      <text:p text:style-name="P2"/>
      <text:p text:style-name="P2"><text:soft-page-break/></text:p>
      <text:p text:style-name="P2">&lt;p&gt;typing special character&lt;/p&gt;</text:p>
      <text:p text:style-name="P2"><text:s/>&lt;p&gt;&amp;lt; is the less than symbol&lt;br&gt;</text:p>
      <text:p text:style-name="P2"><text:s text:c="8"/>&amp;gt; is the Greater than symbol&lt;br&gt;</text:p>
      <text:p text:style-name="P2"><text:s text:c="8"/>&amp;amp; is the ampersand symbol&lt;br&gt;</text:p>
      <text:p text:style-name="P2"><text:s text:c="8"/>&amp;quot; is the quotation mark symbol&lt;br&gt;</text:p>
      <text:p text:style-name="P2"><text:s text:c="8"/>&amp;agrave; is small a, grave accent symbol&lt;br&gt;</text:p>
      <text:p text:style-name="P2"><text:s text:c="8"/>&amp;Agrave; is capital a, grave accent symbol&lt;br&gt;</text:p>
      <text:p text:style-name="P2"><text:s text:c="8"/>&amp;ntilde; is small n, tilde symbol&lt;br&gt;</text:p>
      <text:p text:style-name="P2"><text:s text:c="8"/>&amp;Ntilde; is capital n, tilde symbol&lt;br&gt;</text:p>
      <text:p text:style-name="P2"><text:s text:c="8"/>&amp;uuml; is the umlaut small u symbol&lt;br&gt;</text:p>
      <text:p text:style-name="P2"><text:s text:c="8"/>&amp;Uuml; is the umlaut&lt;br&gt;</text:p>
      <text:p text:style-name="P2"><text:s text:c="8"/>&amp;#144; is the symbol Delta&lt;br&gt;</text:p>
      <text:p text:style-name="P2"><text:s text:c="8"/>&amp;#188; is the quarter symbol&lt;br&gt;</text:p>
      <text:p text:style-name="P2"><text:s text:c="8"/>&amp;#189; is the half symbol&lt;br&gt;</text:p>
      <text:p text:style-name="P2"><text:s text:c="8"/>&amp;nbsp;is the blank space&lt;br&gt;</text:p>
      <text:p text:style-name="P2"><text:s text:c="4"/>&lt;/p&gt;</text:p>
      <text:p text:style-name="P2"><text:s text:c="4"/>&lt;p&gt;multiple blank lines&lt;/p&gt;</text:p>
      <text:p text:style-name="P2"><text:s text:c="4"/>&lt;p&gt;start of the ten blank line set&lt;/p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lt;p&gt;end of the ten blank line set&lt;/p&gt;</text:p>
      <text:p text:style-name="P2"><text:s text:c="4"/>&lt;p&gt;embedding image with src="FILENAME.GIF" width="value" height="value" alt="alternate text" border="value"</text:p>
      <text:p text:style-name="P2"><text:s text:c="8"/>align="value"&gt;&lt;/p&gt;</text:p>
      <text:p text:style-name="P2"><text:s text:c="4"/>&lt;p&gt;width 100 height 100 border none&lt;/p&gt;</text:p>
      <text:p text:style-name="P2"><text:s text:c="4"/>&lt;img src="zapple.jpeg" width="100" height="100" alt="Apple" border="0" align="center" /&gt;</text:p>
      <text:p text:style-name="P2"><text:s text:c="4"/>&lt;p&gt;width 100 height 100 border 2&lt;/p&gt;</text:p>
      <text:p text:style-name="P2"><text:s text:c="4"/>&lt;img src="zapple.jpeg" width="100" height="100" alt="Apple" border="2" align="center" /&gt;</text:p>
      <text:p text:style-name="P2"><text:s text:c="4"/>&lt;p&gt;</text:p>
      <text:p text:style-name="P2"><text:s text:c="8"/>&lt;font face="Times New Roman, serif" size="2"&gt;I am Times New Roman size 2&lt;/font&gt;</text:p>
      <text:p text:style-name="P2"><text:s text:c="4"/>&lt;/p&gt;</text:p>
      <text:p text:style-name="P2"><text:s text:c="4"/>&lt;p&gt;</text:p>
      <text:p text:style-name="P2"><text:s text:c="8"/>&lt;font face="Times New Roman, serif" size="4"&gt;I am Times New Roman size 4&lt;/font&gt;</text:p>
      <text:p text:style-name="P2"><text:s text:c="4"/>&lt;/p&gt;</text:p>
      <text:p text:style-name="P2"><text:s text:c="4"/>&lt;p&gt;</text:p>
      <text:p text:style-name="P2"><text:s text:c="8"/>&lt;font face="Times New Roman, serif" size="7"&gt;I am Times New Roman size 7&lt;/font&gt;</text:p>
      <text:p text:style-name="P2"><text:s text:c="4"/>&lt;/p&gt;</text:p>
      <text:p text:style-name="P2"><text:s text:c="4"/>&lt;p&gt;&lt;!-- Page 40: [Description or notes about page 40] --&gt;&lt;/p&gt;</text:p>
      <text:p text:style-name="P2">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><text:s/>&lt;p&gt;</text:p>
      <text:p text:style-name="P2"><text:s text:c="8"/>&lt;font face="Purisa" size="2"&gt;I am Purisa size 2&lt;/font&gt;</text:p>
      <text:p text:style-name="P2"><text:s text:c="4"/>&lt;/p&gt;</text:p>
      <text:p text:style-name="P2"><text:s text:c="4"/>&lt;p&gt;</text:p>
      <text:p text:style-name="P2"><text:s text:c="8"/>&lt;font face="Purisa" size="4"&gt;I am Purisa size 4&lt;/font&gt;</text:p>
      <text:p text:style-name="P2"><text:s text:c="4"/>&lt;/p&gt;</text:p>
      <text:p text:style-name="P2"><text:s text:c="4"/>&lt;p&gt;</text:p>
      <text:p text:style-name="P2"><text:s text:c="8"/>&lt;font face="Purisa" size="7"&gt;I am Purisa size 7&lt;/font&gt;</text:p>
      <text:p text:style-name="P2"><text:s text:c="4"/>&lt;/p&gt;</text:p>
      <text:p text:style-name="P2"><text:s text:c="4"/>&lt;p&gt;hyperlink&lt;/p&gt;</text:p>
      <text:p text:style-name="P2"><text:s text:c="4"/>&lt;p&gt;goes to hyperlink</text:p>
      <text:p text:style-name="P2"><text:s text:c="8"/>&lt;a href="https://www.google.com"&gt;google&lt;/a&gt;</text:p>
      <text:p text:style-name="P2"><text:s text:c="4"/>&lt;/p&gt;</text:p>
      <text:p text:style-name="P2"><text:s text:c="4"/>&lt;p&gt;goes to top of current page</text:p>
      <text:p text:style-name="P2"><text:s text:c="8"/>&lt;a href="#top"&gt;top of current page&lt;/a&gt;</text:p>
      <text:p text:style-name="P2"><text:s text:c="4"/>&lt;/p&gt;</text:p>
      <text:p text:style-name="P2"><text:s text:c="4"/>&lt;p&gt;yet another way to go to top of current page</text:p>
      <text:p text:style-name="P2"><text:s text:c="8"/>&lt;a href="#"&gt;yet another way to go to top of current page&lt;/a&gt;</text:p>
      <text:p text:style-name="P2"><text:s text:c="4"/>&lt;/p&gt;</text:p>
      <text:p text:style-name="P2"><text:s text:c="4"/>&lt;p&gt;body background colour, background image, text colour, colour of active/visited link, etc&lt;/p&gt;</text:p>
      <text:p text:style-name="P2"><text:s text:c="4"/>&lt;p&gt;</text:p>
      <text:p text:style-name="P2"><text:s text:c="8"/>&lt;body bgcolor="colour" background="image" vlink="colour" alink="colour" link="colour" text="colour"&gt;</text:p>
      <text:p text:style-name="P2"><text:s text:c="4"/>&lt;/p&gt;</text:p>
      <text:p text:style-name="P2">&lt;/body&gt;</text:p>
      <text:p text:style-name="P2"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 loext:marker-style-name="T1"><text:span text:style-name="T1">Output:<text:line-break/></text:span><text:span text:style-name="T2">MS Edge browser</text:span></text:p>
      <text:p text:style-name="P3" loext:marker-style-name="T1"><text:span text:style-name="T2"/></text:p>
      <text:p text:style-name="P3" loext:marker-style-name="T1"><text:span text:style-name="T2"/></text:p>
      <text:p text:style-name="P4" loext:marker-style-name="T1"><draw:frame draw:style-name="fr1" draw:name="Image1" text:anchor-type="char" svg:width="17cm" svg:height="17.981cm" draw:z-index="0"><draw:image xlink:href="Pictures/10000001000003FD0000043868950EB1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draw:frame draw:style-name="fr2" draw:name="Image2" text:anchor-type="char" svg:width="17cm" svg:height="17.981cm" draw:z-index="1"><draw:image xlink:href="Pictures/10000001000003FD0000043870D18029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3" text:anchor-type="char" svg:width="17cm" svg:height="17.981cm" draw:z-index="2"><draw:image xlink:href="Pictures/10000001000003FD000004382F291CAD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4" text:anchor-type="char" svg:width="17cm" svg:height="17.981cm" draw:z-index="3"><draw:image xlink:href="Pictures/10000001000003FD0000043899D0D0E8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2" draw:name="Image5" text:anchor-type="char" svg:width="17cm" svg:height="17.981cm" draw:z-index="4"><draw:image xlink:href="Pictures/10000001000003FD00000438422165EA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text:span text:style-name="T4">Q 13) <text:s/>JavaScript - Current Date and Time</text:span></text:p>
      <text:p text:style-name="P5" loext:marker-style-name="T1"><text:span text:style-name="T5"/></text:p>
      <text:p text:style-name="P6" loext:marker-style-name="T1"><text:span text:style-name="T6">&lt;html&gt;</text:span></text:p>
      <text:p text:style-name="P6" loext:marker-style-name="T1"><text:span text:style-name="T6">&lt;html lang="en"&gt;</text:span></text:p>
      <text:p text:style-name="P6" loext:marker-style-name="T1"><text:span text:style-name="T6">&lt;!--Java script -addition subtraction multiplication and division !--&gt;</text:span></text:p>
      <text:p text:style-name="P6" loext:marker-style-name="T1"><text:span text:style-name="T6">&lt;head&gt;</text:span></text:p>
      <text:p text:style-name="P6" loext:marker-style-name="T1"><text:span text:style-name="T6"><text:s text:c="4"/>&lt;meta charset="UTF-8"&gt;</text:span></text:p>
      <text:p text:style-name="P6" loext:marker-style-name="T1"><text:span text:style-name="T6"><text:s text:c="4"/>&lt;meta name="viewport" content="width=device-width, initial-scale=1.0"&gt;</text:span></text:p>
      <text:p text:style-name="P6" loext:marker-style-name="T1"><text:span text:style-name="T6"><text:s text:c="4"/>&lt;title&gt;Simple Calculator&lt;/title&gt;</text:span></text:p>
      <text:p text:style-name="P6" loext:marker-style-name="T1"><text:span text:style-name="T6"><text:s text:c="4"/>&lt;script&gt;</text:span></text:p>
      <text:p text:style-name="P6" loext:marker-style-name="T1"><text:span text:style-name="T6"><text:s text:c="8"/>function getDate() {</text:span></text:p>
      <text:p text:style-name="P6" loext:marker-style-name="T1"><text:span text:style-name="T6"><text:s text:c="12"/>var cDate = new Date();</text:span></text:p>
      <text:p text:style-name="P6" loext:marker-style-name="T1"><text:span text:style-name="T6"><text:s text:c="12"/>document.getElementById("Date").innerHTML = cDate.toString();</text:span></text:p>
      <text:p text:style-name="P6" loext:marker-style-name="T1"><text:span text:style-name="T6"><text:s text:c="8"/>}</text:span></text:p>
      <text:p text:style-name="P6" loext:marker-style-name="T1"/>
      <text:p text:style-name="P6" loext:marker-style-name="T1"><text:span text:style-name="T6"><text:s text:c="8"/>function fun() {</text:span></text:p>
      <text:p text:style-name="P6" loext:marker-style-name="T1"><text:span text:style-name="T6"><text:s text:c="12"/>var numOne = parseInt(document.getElementById("one").value);</text:span></text:p>
      <text:p text:style-name="P6" loext:marker-style-name="T1"><text:span text:style-name="T6"><text:s text:c="12"/>var numTwo = parseInt(document.getElementById("two").value);</text:span></text:p>
      <text:p text:style-name="P6" loext:marker-style-name="T1"><text:span text:style-name="T6"><text:s text:c="12"/>var temp = document.getElementById("res");</text:span></text:p>
      <text:p text:style-name="P6" loext:marker-style-name="T1"/>
      <text:p text:style-name="P6" loext:marker-style-name="T1"><text:span text:style-name="T6"><text:s text:c="12"/>if (!isNaN(numOne) &amp;&amp; !isNaN(numTwo)) {</text:span></text:p>
      <text:p text:style-name="P6" loext:marker-style-name="T1"><text:span text:style-name="T6"><text:s text:c="16"/>temp.style.display = "block";</text:span></text:p>
      <text:p text:style-name="P6" loext:marker-style-name="T1"/>
      <text:p text:style-name="P6" loext:marker-style-name="T1"><text:span text:style-name="T6"><text:s text:c="16"/>var res = numOne + numTwo;</text:span></text:p>
      <text:p text:style-name="P6" loext:marker-style-name="T1"><text:span text:style-name="T6"><text:s text:c="16"/>document.getElementById("add").value = res;</text:span></text:p>
      <text:p text:style-name="P6" loext:marker-style-name="T1"/>
      <text:p text:style-name="P6" loext:marker-style-name="T1"><text:span text:style-name="T6"><text:s text:c="16"/>res = numOne - numTwo;</text:span></text:p>
      <text:p text:style-name="P6" loext:marker-style-name="T1"><text:span text:style-name="T6"><text:s text:c="16"/>document.getElementById("subtract").value = res;</text:span></text:p>
      <text:p text:style-name="P6" loext:marker-style-name="T1"/>
      <text:p text:style-name="P6" loext:marker-style-name="T1"><text:span text:style-name="T6"><text:s text:c="16"/>res = numOne * numTwo;</text:span></text:p>
      <text:p text:style-name="P6" loext:marker-style-name="T1"><text:span text:style-name="T6"><text:s text:c="16"/>document.getElementById("multiply").value = res;</text:span></text:p>
      <text:p text:style-name="P6" loext:marker-style-name="T1"/>
      <text:p text:style-name="P6" loext:marker-style-name="T1"><text:span text:style-name="T6"><text:s text:c="16"/>res = numOne / numTwo;</text:span></text:p>
      <text:p text:style-name="P6" loext:marker-style-name="T1"><text:span text:style-name="T6"><text:s text:c="16"/>document.getElementById("divide").value = res;</text:span></text:p>
      <text:p text:style-name="P6" loext:marker-style-name="T1"><text:span text:style-name="T6"><text:s text:c="12"/>} else {</text:span></text:p>
      <text:p text:style-name="P6" loext:marker-style-name="T1"><text:span text:style-name="T6"><text:s text:c="16"/>alert("Please enter valid numbers.");</text:span></text:p>
      <text:p text:style-name="P6" loext:marker-style-name="T1"><text:span text:style-name="T6"><text:s text:c="12"/>}</text:span></text:p>
      <text:p text:style-name="P6" loext:marker-style-name="T1"><text:span text:style-name="T6"><text:s text:c="8"/>}</text:span></text:p>
      <text:p text:style-name="P6" loext:marker-style-name="T1"><text:span text:style-name="T6"><text:s text:c="4"/>&lt;/script&gt;</text:span></text:p>
      <text:p text:style-name="P6" loext:marker-style-name="T1"><text:span text:style-name="T6">&lt;/head&gt;</text:span></text:p>
      <text:p text:style-name="P6" loext:marker-style-name="T1"/>
      <text:p text:style-name="P6" loext:marker-style-name="T1"><text:span text:style-name="T6">&lt;body onload='getDate()' style="text-align: center"&gt;</text:span></text:p>
      <text:p text:style-name="P6" loext:marker-style-name="T1"><text:span text:style-name="T6"><text:s text:c="4"/>&lt;h1&gt;Current Date and Time:&lt;/h1&gt;</text:span></text:p>
      <text:p text:style-name="P6" loext:marker-style-name="T1"><text:span text:style-name="T6"><text:s text:c="4"/>&lt;h2 id="Date"&gt;&lt;/h2&gt;</text:span></text:p>
      <text:p text:style-name="P7" loext:marker-style-name="T1"><text:span text:style-name="T6"><text:s text:c="4"/>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><text:soft-page-break/></text:p>
      <text:p text:style-name="P7" loext:marker-style-name="T1"/>
      <text:p text:style-name="P7" loext:marker-style-name="T1"><text:span text:style-name="T6">&lt;p id="input"&gt;</text:span></text:p>
      <text:p text:style-name="P6" loext:marker-style-name="T1"><text:span text:style-name="T6"><text:s text:c="8"/>Enter First Number: &lt;input id="one" type="number"&gt; &lt;br /&gt;&lt;br /&gt;</text:span></text:p>
      <text:p text:style-name="P6" loext:marker-style-name="T1"><text:span text:style-name="T6"><text:s text:c="8"/>Enter Second Number: &lt;input id="two" type="number"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&gt;</text:span></text:p>
      <text:p text:style-name="P6" loext:marker-style-name="T1"><text:span text:style-name="T6"><text:s text:c="8"/>&lt;button onclick="fun()"&gt;Add, Subtract, Multiply, Divide&lt;/button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 id="res" style="display:none;"&gt;</text:span></text:p>
      <text:p text:style-name="P6" loext:marker-style-name="T1"><text:span text:style-name="T6"><text:s text:c="8"/>Addition Result = &lt;input id="add" readonly&gt; &lt;br /&gt;&lt;br /&gt;</text:span></text:p>
      <text:p text:style-name="P6" loext:marker-style-name="T1"><text:span text:style-name="T6"><text:s text:c="8"/>Subtraction Result = &lt;input id="subtract" readonly&gt; &lt;br /&gt;&lt;br /&gt;</text:span></text:p>
      <text:p text:style-name="P6" loext:marker-style-name="T1"><text:span text:style-name="T6"><text:s text:c="8"/>Multiplication Result = &lt;input id="multiply" readonly&gt;&lt;br /&gt;&lt;br /&gt;</text:span></text:p>
      <text:p text:style-name="P6" loext:marker-style-name="T1"><text:span text:style-name="T6"><text:s text:c="8"/>Division Result = &lt;input id="divide" readonly&gt;</text:span></text:p>
      <text:p text:style-name="P6" loext:marker-style-name="T1"><text:span text:style-name="T6"><text:s text:c="4"/>&lt;/p&gt;</text:span></text:p>
      <text:p text:style-name="P6" loext:marker-style-name="T1"><text:span text:style-name="T6">&lt;/body&gt;</text:span></text:p>
      <text:p text:style-name="P8" loext:marker-style-name="T1"><text:span text:style-name="T6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8" loext:marker-style-name="T1"/>
      <text:p text:style-name="P8" loext:marker-style-name="T1"><text:soft-page-break/><text:span text:style-name="T5"/></text:p>
      <text:p text:style-name="P8" loext:marker-style-name="T1"><text:span text:style-name="T5">Output:<text:line-break/></text:span>MS Edge browser</text:p>
      <text:p text:style-name="P8" loext:marker-style-name="T1"/>
      <text:p text:style-name="P8" loext:marker-style-name="T1"><text:span text:style-name="T6"><text:line-break/><text:line-break/></text:span><draw:frame draw:style-name="fr3" draw:name="Image7" text:anchor-type="char" svg:width="17cm" svg:height="7.564cm" draw:z-index="5"><draw:image xlink:href="Pictures/10000001000003440000023358C4C61C.png" xlink:type="simple" xlink:show="embed" xlink:actuate="onLoad" draw:mime-type="image/png"/></draw:frame><draw:frame draw:style-name="fr4" draw:name="Image8" text:anchor-type="char" svg:x="0.339cm" svg:y="8.805cm" svg:width="17cm" svg:height="11.779cm" draw:z-index="6"><draw:image xlink:href="Pictures/1000000100000345000002445503327D.png" xlink:type="simple" xlink:show="embed" xlink:actuate="onLoad" draw:mime-type="image/png"/></draw:frame><text:span text:style-name="T6"><text:line-break/></text:span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oft-page-break/><text:span text:style-name="T4"/></text:p>
      <text:p text:style-name="P8" loext:marker-style-name="T1"><text:span text:style-name="T4"/></text:p>
      <text:p text:style-name="P8" loext:marker-style-name="T1"><text:span text:style-name="T4">Q14) [1] radio button[2] check box [3] label [4] single e-mail [5] multiple e-mail</text:span></text:p>
      <text:p text:style-name="P6" loext:marker-style-name="T1"/>
      <text:p text:style-name="P6" loext:marker-style-name="T1"/>
      <text:p text:style-name="P6" loext:marker-style-name="T1">&lt;html&gt;</text:p>
      <text:p text:style-name="P6" loext:marker-style-name="T1">&lt;title&gt;radio-checkbox-label-single-multiple-e-mail&lt;/title&gt;</text:p>
      <text:p text:style-name="P6" loext:marker-style-name="T1">&lt;body&gt;</text:p>
      <text:p text:style-name="P6" loext:marker-style-name="T1"><text:s text:c="4"/>&lt;h1&gt;sets radio button option&lt;/h1&gt;</text:p>
      <text:p text:style-name="P6" loext:marker-style-name="T1"><text:s text:c="4"/>&lt;form&gt;</text:p>
      <text:p text:style-name="P6" loext:marker-style-name="T1"><text:s text:c="8"/>&lt;input type="radio" id="opt1" name="opt" value="Option1"&gt;</text:p>
      <text:p text:style-name="P6" loext:marker-style-name="T1"><text:s text:c="8"/>&lt;label for="opt1"&gt;Option1&lt;/label&gt;&lt;br&gt;</text:p>
      <text:p text:style-name="P6" loext:marker-style-name="T1"><text:s text:c="8"/>&lt;input type="radio" id="opt2" name="opt" value="Option2"&gt;</text:p>
      <text:p text:style-name="P6" loext:marker-style-name="T1"><text:s text:c="8"/>&lt;label for="opt2"&gt;Option2&lt;/label&gt;&lt;br&gt;</text:p>
      <text:p text:style-name="P6" loext:marker-style-name="T1"><text:s text:c="8"/>&lt;input type="radio" id="opt3" name="opt" value="Option3"&gt;</text:p>
      <text:p text:style-name="P6" loext:marker-style-name="T1"><text:s text:c="4"/>&lt;/form&gt;</text:p>
      <text:p text:style-name="P6" loext:marker-style-name="T1"><text:s text:c="4"/>&lt;p&gt;sets check box option&lt;/p&gt;</text:p>
      <text:p text:style-name="P6" loext:marker-style-name="T1"><text:s text:c="4"/>&lt;input type="chkbox" id="car1" name="car1" value="Benz"&gt;</text:p>
      <text:p text:style-name="P6" loext:marker-style-name="T1"><text:s text:c="4"/>&lt;label for="car1"&gt; I own a Benz Car&lt;/label&gt;&lt;br&gt;</text:p>
      <text:p text:style-name="P6" loext:marker-style-name="T1"><text:s text:c="4"/>&lt;input type="chkbox" id="Car2" name="Car2" value="Fiat"&gt;</text:p>
      <text:p text:style-name="P6" loext:marker-style-name="T1"><text:s text:c="4"/>&lt;label for="Car2"&gt; I own a Fiat Car&lt;/label&gt;&lt;br&gt;</text:p>
      <text:p text:style-name="P6" loext:marker-style-name="T1"><text:s text:c="4"/>&lt;p&gt;sets label option&lt;/p&gt;</text:p>
      <text:p text:style-name="P6" loext:marker-style-name="T1"><text:s text:c="4"/>&lt;form action="/actions.php"&gt;</text:p>
      <text:p text:style-name="P6" loext:marker-style-name="T1"><text:s text:c="8"/>&lt;label for="f_name"&gt;First name:&lt;/label&gt;&lt;br&gt;</text:p>
      <text:p text:style-name="P6" loext:marker-style-name="T1"><text:s text:c="8"/>&lt;input type="text" id="f_name" name="f_name" value="John"&gt;&lt;br&gt;</text:p>
      <text:p text:style-name="P6" loext:marker-style-name="T1"><text:s text:c="8"/>&lt;label for="l_name"&gt;Last name:&lt;/label&gt;&lt;br&gt;</text:p>
      <text:p text:style-name="P6" loext:marker-style-name="T1"><text:s text:c="8"/>&lt;input type="text" id="l_name" name="l_name" value="Li"&gt;&lt;br&gt;&lt;br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p&gt;sets single e-mail option&lt;/p&gt;</text:p>
      <text:p text:style-name="P6" loext:marker-style-name="T1"><text:s text:c="4"/>&lt;form&gt;</text:p>
      <text:p text:style-name="P6" loext:marker-style-name="T1"><text:s text:c="8"/>&lt;input type="email"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form&gt;</text:p>
      <text:p text:style-name="P6" loext:marker-style-name="T1"><text:s text:c="8"/>&lt;p&gt;sets multiple e-mail option&lt;/p&gt;</text:p>
      <text:p text:style-name="P6" loext:marker-style-name="T1"><text:s text:c="8"/>&lt;input type="email" multiple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&lt;/body&gt;</text:p>
      <text:p text:style-name="P6" loext:marker-style-name="T1">&lt;/html&gt;</text:p>
      <text:p text:style-name="P6" loext:marker-style-name="T1"/>
      <text:p text:style-name="P9" loext:marker-style-name="T1"><text:line-break/><text:line-break/><text:line-break/><text:line-break/><text:line-break/><text:line-break/><text:line-break/><text:line-break/><text:line-break/><text:line-break/><text:soft-page-break/><text:line-break/><text:span text:style-name="T5">Output:<text:line-break/></text:span>MS Edge browser</text:p>
      <text:p text:style-name="P9" loext:marker-style-name="T1"/>
      <text:p text:style-name="P9" loext:marker-style-name="T1"><draw:frame draw:style-name="fr2" draw:name="Image6" text:anchor-type="char" svg:width="17cm" svg:height="15.579cm" draw:z-index="7"><draw:image xlink:href="Pictures/100000010000034600000300E6AD8D1C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0" loext:marker-style-name="T1">Q 15) internal CSS [ with blue background ]</text:p>
      <text:p text:style-name="P11" loext:marker-style-name="T1"/>
      <text:p text:style-name="P12" loext:marker-style-name="T1">&lt;html&gt;</text:p>
      <text:p text:style-name="P12" loext:marker-style-name="T1"/>
      <text:p text:style-name="P12" loext:marker-style-name="T1">&lt;head&gt;</text:p>
      <text:p text:style-name="P12" loext:marker-style-name="T1"><text:s text:c="4"/>&lt;title&gt;internal css&lt;/title&gt;</text:p>
      <text:p text:style-name="P12" loext:marker-style-name="T1"><text:s text:c="4"/>&lt;style&gt;</text:p>
      <text:p text:style-name="P12" loext:marker-style-name="T1"><text:s text:c="8"/>body {</text:p>
      <text:p text:style-name="P12" loext:marker-style-name="T1"><text:s text:c="12"/>background-color: blue;</text:p>
      <text:p text:style-name="P12" loext:marker-style-name="T1"><text:s text:c="8"/>}</text:p>
      <text:p text:style-name="P12" loext:marker-style-name="T1"/>
      <text:p text:style-name="P12" loext:marker-style-name="T1"><text:s text:c="8"/>h1 {</text:p>
      <text:p text:style-name="P12" loext:marker-style-name="T1"><text:s text:c="12"/>margin-left: 20px;</text:p>
      <text:p text:style-name="P12" loext:marker-style-name="T1"><text:s text:c="12"/>color: red;</text:p>
      <text:p text:style-name="P12" loext:marker-style-name="T1"><text:s text:c="8"/>}</text:p>
      <text:p text:style-name="P12" loext:marker-style-name="T1"><text:s text:c="4"/>&lt;/style&gt;</text:p>
      <text:p text:style-name="P12" loext:marker-style-name="T1">&lt;/head&gt;</text:p>
      <text:p text:style-name="P12" loext:marker-style-name="T1"/>
      <text:p text:style-name="P12" loext:marker-style-name="T1">&lt;body&gt;</text:p>
      <text:p text:style-name="P12" loext:marker-style-name="T1"><text:s text:c="4"/>&lt;h1&gt;internal css - blue background&lt;/h1&gt;</text:p>
      <text:p text:style-name="P12" loext:marker-style-name="T1"><text:s text:c="4"/>&lt;h2&gt;It is heading under internal CSS&lt;/h2&gt;</text:p>
      <text:p text:style-name="P12" loext:marker-style-name="T1"><text:s text:c="4"/>&lt;p&gt;It is paragraph under internal CSS.&lt;/p&gt;</text:p>
      <text:p text:style-name="P12" loext:marker-style-name="T1">&lt;/body&gt;</text:p>
      <text:p text:style-name="P12" loext:marker-style-name="T1"/>
      <text:p text:style-name="P12" loext:marker-style-name="T1">&lt;/html&gt;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soft-page-break/></text:p>
      <text:p text:style-name="P9" loext:marker-style-name="T1"><text:span text:style-name="T5">Output:<text:line-break/></text:span>MS Edge browser</text:p>
      <text:p text:style-name="P9" loext:marker-style-name="T1"/>
      <text:p text:style-name="P9" loext:marker-style-name="T1"/>
      <text:p text:style-name="P9" loext:marker-style-name="T1"><draw:frame draw:style-name="fr1" draw:name="Image9" text:anchor-type="char" svg:width="17cm" svg:height="15.579cm" draw:z-index="8"><draw:image xlink:href="Pictures/10000001000003460000030020F29BCE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3" loext:marker-style-name="T1">Q16) Inline <text:span text:style-name="T7">CSS</text:span> – caption is right aligned</text:p>
      <text:p text:style-name="P14" loext:marker-style-name="T1"/>
      <text:p text:style-name="P14" loext:marker-style-name="T1"/>
      <text:p text:style-name="P14" loext:marker-style-name="T1"/>
      <text:p text:style-name="P9" loext:marker-style-name="T1">&lt;html&gt;</text:p>
      <text:p text:style-name="P9" loext:marker-style-name="T1">&lt;title&gt;inline css right aligned heading &lt;/title&gt;</text:p>
      <text:p text:style-name="P9" loext:marker-style-name="T1"/>
      <text:p text:style-name="P9" loext:marker-style-name="T1">&lt;body&gt;</text:p>
      <text:p text:style-name="P9" loext:marker-style-name="T1"><text:s text:c="4"/>&lt;h1&gt;</text:p>
      <text:p text:style-name="P9" loext:marker-style-name="T1"><text:s text:c="8"/>inline css</text:p>
      <text:p text:style-name="P9" loext:marker-style-name="T1"><text:s text:c="4"/>&lt;/h1&gt;</text:p>
      <text:p text:style-name="P9" loext:marker-style-name="T1"><text:s text:c="4"/>&lt;h2 style="text-align:right;color:red;"&gt;</text:p>
      <text:p text:style-name="P9" loext:marker-style-name="T1"><text:s text:c="8"/>right aligned heading under inline css&lt;/h2&gt;</text:p>
      <text:p text:style-name="P9" loext:marker-style-name="T1"><text:s text:c="4"/>&lt;p style="text-align - justify; color:green;"&gt;it is a paragraph</text:p>
      <text:p text:style-name="P9" loext:marker-style-name="T1"><text:s text:c="8"/>underline css&lt;/p&gt;</text:p>
      <text:p text:style-name="P9" loext:marker-style-name="T1">&lt;/body&gt;</text:p>
      <text:p text:style-name="P9" loext:marker-style-name="T1"/>
      <text:p text:style-name="P9" loext:marker-style-name="T1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7:21:47.684000000</meta:creation-date>
    <dc:date>2024-11-01T18:22:56.404000000</dc:date>
    <meta:editing-duration>PT50M43S</meta:editing-duration>
    <meta:editing-cycles>8</meta:editing-cycles>
    <meta:generator>LibreOffice/24.8.2.1$Windows_X86_64 LibreOffice_project/0f794b6e29741098670a3b95d60478a65d05ef13</meta:generator>
    <meta:document-statistic meta:table-count="0" meta:image-count="9" meta:object-count="0" meta:page-count="18" meta:paragraph-count="337" meta:word-count="1075" meta:character-count="9904" meta:non-whitespace-character-count="7399"/>
  </office:meta>
</office:document-meta>
</file>